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2" style:family="paragraph" style:parent-style-name="Standard" style:list-style-name="WWNum2">
      <style:paragraph-properties fo:margin-left="0.5in" fo:margin-right="0in" fo:margin-top="0in" fo:margin-bottom="0.0972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" style:family="paragraph" style:parent-style-name="Standard" style:list-style-name="WWNum1">
      <style:paragraph-properties fo:margin-left="0.5in" fo:margin-right="0in" fo:margin-top="0in" fo:margin-bottom="0.0972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4" style:family="paragraph" style:parent-style-name="Standard" style:list-style-name="WWNum2">
      <style:paragraph-properties fo:margin-left="0.5in" fo:margin-right="0in" fo:margin-top="0in" fo:margin-bottom="0.0972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style:text-underline-style="none"/>
    </style:style>
    <style:style style:name="P5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7" style:family="paragraph" style:parent-style-name="Standard">
      <style:paragraph-properties fo:margin-top="0in" fo:margin-bottom="0.0972in" loext:contextual-spacing="false" fo:line-height="115%" fo:text-align="start" style:justify-single-word="false" fo:orphans="2" fo:widows="2"/>
      <style:text-properties style:text-underline-style="solid" style:text-underline-width="auto" style:text-underline-color="font-color"/>
    </style:style>
    <style:style style:name="P8" style:family="paragraph" style:parent-style-name="Standard">
      <style:paragraph-properties fo:margin-left="0.5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9" style:family="paragraph" style:parent-style-name="Heading_20_1" style:master-page-name="Standard">
      <style:paragraph-properties fo:margin-top="0.1665in" fo:margin-bottom="0in" loext:contextual-spacing="false" fo:line-height="100%" fo:text-align="center" style:justify-single-word="false" style:page-number="1"/>
    </style:style>
    <style:style style:name="P10" style:family="paragraph" style:parent-style-name="Heading_20_1">
      <style:paragraph-properties fo:margin-top="0in" fo:margin-bottom="0.0972in" loext:contextual-spacing="false" fo:line-height="115%" fo:text-align="start" style:justify-single-word="false" fo:orphans="2" fo:widows="2"/>
    </style:style>
    <style:style style:name="P11" style:family="paragraph" style:parent-style-name="Heading_20_1">
      <style:paragraph-properties fo:margin-top="0in" fo:margin-bottom="0.0972in" loext:contextual-spacing="false" fo:line-height="115%" fo:text-align="start" style:justify-single-word="false" fo:orphans="2" fo:widows="2"/>
      <style:text-properties style:text-underline-style="solid" style:text-underline-width="auto" style:text-underline-color="font-color"/>
    </style:style>
    <style:style style:name="P12" style:family="paragraph" style:parent-style-name="Heading_20_1">
      <style:paragraph-properties fo:margin-left="0.5in" fo:margin-right="0in" fo:margin-top="0in" fo:margin-bottom="0.0972in" loext:contextual-spacing="false" fo:line-height="115%" fo:text-align="start" style:justify-single-word="false" fo:orphans="2" fo:widows="2" fo:text-indent="0in" style:auto-text-indent="false"/>
    </style:style>
    <style:style style:name="T1" style:family="text">
      <style:text-properties fo:color="#1155cc" fo:font-size="17pt" fo:background-color="#c9daf8" loext:char-shading-value="0" style:font-size-asian="17pt" style:font-size-complex="17pt"/>
    </style:style>
    <style:style style:name="T2" style:family="text">
      <style:text-properties fo:color="#1155cc" fo:font-size="17pt" style:font-size-asian="17pt" style:font-size-complex="17pt"/>
    </style:style>
    <style:style style:name="T3" style:family="text">
      <style:text-properties fo:color="#1155cc" fo:font-size="17pt" style:text-underline-style="solid" style:text-underline-width="auto" style:text-underline-color="font-color" style:font-size-asian="17pt" style:font-size-complex="17pt"/>
    </style:style>
    <style:style style:name="T4" style:family="text">
      <style:text-properties fo:color="#9900ff"/>
    </style:style>
    <style:style style:name="T5" style:family="text">
      <style:text-properties fo:color="#0b5394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7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1">SAé Installation d’un poste pour le développement</text:span></text:h>
      <text:p text:style-name="Standard"/>
      <text:h text:style-name="Heading_20_1" text:outline-level="1"><text:span text:style-name="T4">Les attendus</text:span></text:h>
      <text:p text:style-name="Standard">La VM doit permettre de :</text:p>
      <text:p text:style-name="P1">- Disposer d’un environnement de développement (IDE Eclipse)</text:p>
      <text:p text:style-name="P1">- Développer en Java V1.8</text:p>
      <text:p text:style-name="P1">- Produire des diagrammes de Gantt</text:p>
      <text:p text:style-name="P1">- Produire de la documentation en ASCIIDOC </text:p>
      <text:p text:style-name="P1">- Générer un pdf</text:p>
      <text:p text:style-name="P1">- Faire des requêtes sur une base de données en se connectant avec un compte (SQL Developer + OJDBC8)</text:p>
      <text:p text:style-name="P1">- Gérer le versionning du code et de la documentation (avec Git ; un client Git graphique peut être installé).</text:p>
      <text:p text:style-name="P1">- Un répertoire partagé doit être créé entre la machine hôte et la machine virtuelle.</text:p>
      <text:p text:style-name="P1">- Les options de copier-coller entre machine hôte et machine virtuelle doivent être activées.</text:p>
      <text:h text:style-name="Heading_20_1" text:outline-level="1"><text:bookmark text:name="_heading=h.nrhmhx81ipod"/></text:h>
      <text:h text:style-name="Heading_20_1" text:outline-level="1"><text:bookmark text:name="_heading=h.89q5ixmnr9nu"/><text:span text:style-name="T4">Les phases</text:span></text:h>
      <text:h text:style-name="Heading_20_1" text:outline-level="1"><text:span text:style-name="T2">I. </text:span><text:span text:style-name="T3">Installation de l’OS et création de la VM</text:span><text:span text:style-name="T5"> <text:s text:c="10"/></text:span><text:s text:c="125"/></text:h>
      <text:list xml:id="list2187324764" text:style-name="WWNum2">
        <text:list-item>
          <text:p text:style-name="P2"><text:span text:style-name="T6">L’OS est imposé : Linux. Le choix de la distribution est laissé à l’initiative du groupe; doit être argumenté</text:span></text:p>
        </text:list-item>
        <text:list-item>
          <text:p text:style-name="P2"><text:span text:style-name="T6">Le format de la VM : elle doit être ouvrable par VirtualBox ou VMWare</text:span></text:p>
        </text:list-item>
        <text:list-item>
          <text:p text:style-name="P2"><text:span text:style-name="T6">Un répertoire partagé doit être créé entre la machine hôte et la machine virtuelle.</text:span></text:p>
        </text:list-item>
        <text:list-item>
          <text:p text:style-name="P2"><text:span text:style-name="T6">Les options de copier-coller entre machine hôte et machine virtuelle doivent être activées.</text:span></text:p>
        </text:list-item>
        <text:list-item>
          <text:p text:style-name="P4"><text:soft-page-break/></text:p>
        </text:list-item>
      </text:list>
      <text:h text:style-name="P10" text:outline-level="1"><text:span text:style-name="T7">Questions (n’hésitez pas à faire des recherches sur le web)</text:span></text:h>
      <text:p text:style-name="P5"><text:span text:style-name="T6">Quelles distributions Linux connaissez-vous ? </text:span></text:p>
      <text:p text:style-name="P5"><text:span text:style-name="T6">Quels critères allez-vous utiliser pour choisir la distribution ?</text:span></text:p>
      <text:p text:style-name="P5"><text:span text:style-name="T6">Quel outil allez-vous choisir pour créer la VM ? </text:span></text:p>
      <text:p text:style-name="P5"><text:span text:style-name="T6">Quel format de VM permet d’être int</text:span>e<text:span text:style-name="T6">ropérable ?</text:span></text:p>
      <text:p text:style-name="P5"><text:span text:style-name="T6">Comment mettre en place les paramétrages entre machine hôte et VM ?</text:span></text:p>
      <text:h text:style-name="P10" text:outline-level="1"><text:span text:style-name="T7">Vos éléments de réponse</text:span></text:h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0" text:outline-level="1"><text:span text:style-name="T2">II. </text:span><text:span text:style-name="T3">Installation des applications </text:span><text:span text:style-name="T2"><text:s/></text:span></text:h>
      <text:p text:style-name="P5"><text:span text:style-name="T6">- Les applications ne sont pas imposées mais doivent être mis à disposition dans cette VM les outils répondant aux attendus listés au-dessus (cf § Attendus)</text:span></text:p>
      <text:p text:style-name="P6"/>
      <text:h text:style-name="P10" text:outline-level="1"><text:span text:style-name="T7">Questions (n’hésitez pas à faire des recherches sur le web)</text:span></text:h>
      <text:p text:style-name="P5"><text:span text:style-name="T6">Comment installe t-on des applications sur la distribution que vous avez choisie ?</text:span></text:p>
      <text:p text:style-name="P5"><text:span text:style-name="T6">Que devez-vous installer pour développer en Java 1.8 ?</text:span></text:p>
      <text:p text:style-name="P5"><text:span text:style-name="T6">Quels outils de Gantt, Git, ASCIIDOC allez-vous installer ?</text:span></text:p>
      <text:h text:style-name="P10" text:outline-level="1"><text:span text:style-name="T7">Vos éléments de réponse</text:span></text:h>
      <text:h text:style-name="P11" text:outline-level="1"><text:soft-page-break/></text:h>
      <text:p text:style-name="P7"/>
      <text:p text:style-name="P7"/>
      <text:p text:style-name="P7"/>
      <text:h text:style-name="Heading_20_1" text:outline-level="1"><text:span text:style-name="T2">III. </text:span><text:span text:style-name="T3">Paramétrage (tous les paramétrages doivent être pérennes ie retrouvés après une reconnexion)</text:span></text:h>
      <text:list xml:id="list1036099139" text:style-name="WWNum1">
        <text:list-item>
          <text:p text:style-name="P3"><text:span text:style-name="T6">L’invite de commande doit être personnalisée et paramétrée avec le nom de l’utilisateur, le nom de la machine et le répertoire courant</text:span></text:p>
        </text:list-item>
      </text:list>
      <text:h text:style-name="P12" text:outline-level="1"><text:span text:style-name="T7">Questions (n’hésitez pas à faire des recherches sur le web)</text:span></text:h>
      <text:p text:style-name="P8"><text:span text:style-name="T6">Ce paramétrage se fait-il dans une variable d’environnement ?</text:span></text:p>
      <text:p text:style-name="P8"><text:span text:style-name="T6">Quel fichier de paramétrage permet de rendre les configurations pérennes ?</text:span></text:p>
      <text:h text:style-name="P12" text:outline-level="1"><text:span text:style-name="T7">Vos éléments de réponse</text:span></text:h>
      <text:h text:style-name="P11" text:outline-level="1"/>
      <text:p text:style-name="Standard"/>
      <text:p text:style-name="P7"/>
      <text:list xml:id="list80640102916960" text:continue-numbering="true" text:style-name="WWNum1">
        <text:list-item>
          <text:p text:style-name="P3"><text:span text:style-name="T6">Un groupe d’utilisateurs VM et un groupe Etudiants doivent être créés</text:span></text:p>
        </text:list-item>
      </text:list>
      <text:h text:style-name="P12" text:outline-level="1"><text:span text:style-name="T7">Questions (n’hésitez pas à faire des recherches sur le web)</text:span></text:h>
      <text:p text:style-name="P8"><text:span text:style-name="T6">Quelle commande permet de créer des groupes ? Quelles options seront nécessaires ?</text:span></text:p>
      <text:h text:style-name="P12" text:outline-level="1"><text:span text:style-name="T7">Vos éléments de réponse</text:span></text:h>
      <text:p text:style-name="P7"/>
      <text:p text:style-name="P7"/>
      <text:p text:style-name="P7"/>
      <text:list xml:id="list80641877747564" text:continue-numbering="true" text:style-name="WWNum1">
        <text:list-item>
          <text:p text:style-name="P3"><text:span text:style-name="T6">Un utilisateur testVM <text:s/>doit avoir été créé et doit appartenir au groupe VM, son home directory doit être créé.</text:span></text:p>
        </text:list-item>
      </text:list>
      <text:h text:style-name="P12" text:outline-level="1"><text:soft-page-break/><text:span text:style-name="T7">Questions (n’hésitez pas à faire des recherches sur le web)</text:span></text:h>
      <text:p text:style-name="P8"><text:span text:style-name="T6">Quelle commande permet de créer un utilisateur ? Quelles options seront nécessaires ?</text:span></text:p>
      <text:h text:style-name="P12" text:outline-level="1"><text:span text:style-name="T7">Vos éléments de réponse</text:span></text:h>
      <text:p text:style-name="P6"/>
      <text:p text:style-name="P6"/>
      <text:p text:style-name="P6"/>
      <text:p text:style-name="P6"/>
      <text:list xml:id="list80641033522093" text:continue-numbering="true" text:style-name="WWNum1">
        <text:list-item>
          <text:p text:style-name="P3"><text:span text:style-name="T6">Une liste d’utilisateurs avec leur home directory (la liste des utilisateurs à créer sera fournie sur moodle) doit être créée, les utilisateurs doivent appartenir au groupe Etudiants. </text:span></text:p>
        </text:list-item>
      </text:list>
      <text:h text:style-name="P12" text:outline-level="1"><text:span text:style-name="T7">Questions (n’hésitez pas à faire des recherches sur le web)</text:span></text:h>
      <text:p text:style-name="P8"><text:span text:style-name="T6">Le nombre d’utilisateurs à créer vous permet-il de le faire manuellement ?</text:span></text:p>
      <text:p text:style-name="P8"><text:span text:style-name="T6">Quelles solutions sont possibles ?</text:span></text:p>
      <text:h text:style-name="P12" text:outline-level="1"><text:span text:style-name="T7">Vos éléments de réponse</text:span></text:h>
      <text:p text:style-name="P6"/>
      <text:p text:style-name="P6"/>
      <text:list xml:id="list80641874553039" text:continue-numbering="true" text:style-name="WWNum1">
        <text:list-item>
          <text:p text:style-name="P3"><text:span text:style-name="T6">Le choix du shell de connexion des utilisateurs est laissé libre mais doit être argumenté.</text:span></text:p>
        </text:list-item>
      </text:list>
      <text:h text:style-name="P12" text:outline-level="1"><text:span text:style-name="T7">Questions (n’hésitez pas à faire des recherches sur le web)</text:span></text:h>
      <text:p text:style-name="P8"><text:span text:style-name="T6">Ce paramétrage doit-il être fait après la création des utilisateurs ou lors de la création ?</text:span></text:p>
      <text:h text:style-name="P12" text:outline-level="1"><text:span text:style-name="T7">Vos éléments de réponse</text:span></text:h>
      <text:p text:style-name="P7"/>
      <text:p text:style-name="P7"/>
      <text:p text:style-name="P7"/>
      <text:list xml:id="list80641255608349" text:continue-numbering="true" text:style-name="WWNum1">
        <text:list-item>
          <text:p text:style-name="P3"><text:soft-page-break/><text:span text:style-name="T6">Au minimum 2 alias de commande doivent être prévues (au choix, à justifier en termes d’optimisation, de pertinence pour les utilisateurs)</text:span></text:p>
        </text:list-item>
      </text:list>
      <text:h text:style-name="P12" text:outline-level="1"><text:span text:style-name="T7">Questions (n’hésitez pas à faire des recherches sur le web)</text:span></text:h>
      <text:p text:style-name="P8"><text:span text:style-name="T6">Quels seraient les alias les plus pertinents à créer et pourquoi ?</text:span></text:p>
      <text:h text:style-name="P12" text:outline-level="1"><text:span text:style-name="T7">Vos éléments de réponse</text:span></text:h>
      <text:p text:style-name="P6"/>
      <text:p text:style-name="P6"/>
      <text:p text:style-name="P6"/>
      <text:list xml:id="list80641295375400" text:continue-numbering="true" text:style-name="WWNum1">
        <text:list-item>
          <text:p text:style-name="P3"><text:span text:style-name="T6">Le masque des droits par défaut des fichiers doit être choisi de manière pertinente et justifié</text:span></text:p>
        </text:list-item>
      </text:list>
      <text:h text:style-name="P12" text:outline-level="1"><text:span text:style-name="T7">Questions (n’hésitez pas à faire des recherches sur le web)</text:span></text:h>
      <text:p text:style-name="P8"><text:span text:style-name="T6">Par défaut, quels droits voulez-vous voir appliquer sur les fichiers créés par les utilisateurs ?</text:span></text:p>
      <text:p text:style-name="P8"><text:span text:style-name="T6">Quelle est la valeur du masque correspondante ?</text:span></text:p>
      <text:p text:style-name="P8"><text:span text:style-name="T6">Comment modifie t-on le masque ? </text:span></text:p>
      <text:h text:style-name="P12" text:outline-level="1"><text:span text:style-name="T7">Vos éléments de réponse</text:span></text:h>
      <text:p text:style-name="P6"/>
      <text:p text:style-name="P6"/>
      <text:p text:style-name="P6"/>
      <text:p text:style-name="P6"/>
      <text:p text:style-name="P6"/>
      <text:list xml:id="list80641284720302" text:continue-numbering="true" text:style-name="WWNum1">
        <text:list-item>
          <text:p text:style-name="P3"><text:span text:style-name="T6">Le PATH doit être paramétré de telle sorte que les commandes se lancent correctement</text:span></text:p>
        </text:list-item>
      </text:list>
      <text:h text:style-name="P12" text:outline-level="1"><text:span text:style-name="T7">Questions (n’hésitez pas à faire des recherches sur le web)</text:span></text:h>
      <text:p text:style-name="P8"><text:span text:style-name="T6">Quels sont les chemins à ajouter au PATH ?</text:span></text:p>
      <text:p text:style-name="P8"><text:soft-page-break/><text:span text:style-name="T6">Comment modifie t-on le PATH ?</text:span></text:p>
      <text:h text:style-name="P12" text:outline-level="1"><text:span text:style-name="T7">Vos éléments de réponse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Titre" style:family="paragraph" style:parent-style-name="normal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Normal_20__28_Web_29_" style:display-name="Normal (Web)" style:family="paragraph" style:parent-style-name="normal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Puce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Caractères_20_de_20_numérotation" style:display-name="Caractères de numérotation" style:family="tex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9839in" style:writing-mode="lr-tb" style:layout-grid-color="#c0c0c0" style:layout-grid-lines="26702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2T12:25:00</meta:creation-date>
    <meta:initial-creator>stolf</meta:initial-creator>
    <meta:document-statistic meta:table-count="0" meta:image-count="0" meta:object-count="0" meta:page-count="6" meta:paragraph-count="71" meta:word-count="734" meta:character-count="4505" meta:non-whitespace-character-count="3710"/>
    <meta:generator>LibreOfficeDev/6.0.5.2$Linux_X86_64 LibreOffice_project/</meta:gener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